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cm" svg:height="1.1cm" svg:x="7.7cm" svg:y="6.3cm">
          <text:p text:style-name="P1">Runn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1cm" svg:x="3.9cm" svg:y="9.8cm">
          <text:p text:style-name="P1">Kille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3cm" svg:y1="7.4cm" svg:x2="6.5cm" svg:y2="9.8cm">
          <text:p/>
        </draw:line>
        <draw:line draw:style-name="gr4" draw:text-style-name="P1" draw:layer="layout" svg:x1="9.3cm" svg:y1="3.8cm" svg:x2="9.3cm" svg:y2="6.4cm">
          <text:p/>
        </draw:line>
        <draw:frame draw:style-name="gr5" draw:text-style-name="P3" draw:layer="layout" svg:width="2.547cm" svg:height="0.962cm" svg:x="6.7cm" svg:y="4.6cm">
          <draw:text-box>
            <text:p>doStart</text:p>
          </draw:text-box>
        </draw:frame>
        <draw:frame draw:style-name="gr6" draw:text-style-name="P3" draw:layer="layout" svg:width="3.317cm" svg:height="0.962cm" svg:x="13.883cm" svg:y="4.4cm">
          <draw:text-box>
            <text:p>doMonitor</text:p>
          </draw:text-box>
        </draw:frame>
        <draw:frame draw:style-name="gr7" draw:text-style-name="P3" draw:layer="layout" svg:width="2.047cm" svg:height="1.262cm" svg:x="7.4cm" svg:y="8.238cm">
          <draw:text-box>
            <text:p>doKill</text:p>
          </draw:text-box>
        </draw:frame>
        <draw:frame draw:style-name="gr8" draw:text-style-name="P5" draw:layer="layout" svg:width="9.108cm" svg:height="1.685cm" svg:x="4.067cm" svg:y="11.516cm">
          <draw:text-box>
            <text:p text:style-name="P4"><text:span text:style-name="T1">State transitions for STF processes which </text:span></text:p>
            <text:p text:style-name="P4"><text:span text:style-name="T1">not are expected to complete, ie. the process </text:span><text:span text:style-name="T1"><text:line-break/></text:span><text:span text:style-name="T1">will run until it is killed.</text:span></text:p>
          </draw:text-box>
        </draw:frame>
        <draw:connector draw:style-name="gr9" draw:text-style-name="P2" xml:id="id2" draw:id="id2" draw:layer="layout" draw:type="curve" draw:line-skew="2.685cm" svg:x1="10.8cm" svg:y1="6.85cm" svg:x2="15.278cm" svg:y2="5.292cm" draw:start-shape="id1" svg:d="M10800 6850c7762 0 5523-1558 4478-1558" svg:viewBox="0 0 5599 1559">
          <text:p/>
        </draw:connector>
        <draw:connector draw:style-name="gr3" draw:text-style-name="P2" draw:layer="layout" draw:type="curve" draw:line-skew="0.565cm" svg:x1="15.278cm" svg:y1="5.292cm" svg:x2="11.03cm" svg:y2="6.447cm" draw:start-shape="id2" draw:start-glue-point="3" svg:d="M15278 5292c0 96-4248-481-4248 1155" svg:viewBox="0 0 4249 11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2:22:29.148664617</meta:creation-date>
    <dc:date>2016-04-07T15:12:00.054549365</dc:date>
    <meta:editing-duration>PT2H20M56S</meta:editing-duration>
    <meta:editing-cycles>4</meta:editing-cycles>
    <meta:generator>LibreOffice/5.0.2.2$Linux_X86_64 LibreOffice_project/37b43f919e4de5eeaca9b9755ed688758a8251fe</meta:generator>
    <meta:document-statistic meta:object-count="10"/>
  </office:meta>
</office:document-meta>
</file>